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9.13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64pt" style:font-size-asian="64pt" style:font-size-complex="64pt"/>
    </style:style>
    <style:style style:name="P2" style:family="paragraph">
      <loext:graphic-properties draw:fill-color="#ffffff"/>
      <style:text-properties fo:font-size="64pt" style:font-size-asian="64pt" style:font-size-complex="64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Aula 2 – Comandos Bás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Tópicos da Aul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Operações de Saída – print()</text:span></text:p>
              </text:list-item>
              <text:list-item>
                <text:p text:style-name="P4"><text:span text:style-name="T2">Variáveis e seus tipos </text:span></text:p>
              </text:list-item>
              <text:list-item>
                <text:p text:style-name="P4">Operações algébricas</text:p>
              </text:list-item>
              <text:list-item>
                <text:p text:style-name="P4">Operações com String</text:p>
              </text:list-item>
              <text:list-item>
                <text:p text:style-name="P4"><text:span text:style-name="T2">Operações de Entrada – inpu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Operações de Saí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Função print()</text:p>
              </text:list-item>
              <text:list-item>
                <text:p>Printa na tela seu conteúdo</text:p>
              </text:list-item>
              <text:list-item>
                <text:p>Pode ter infinitos argumentos, estes são separados por ,</text:p>
              </text:list-item>
              <text:list-item>
                <text:p>Argumentos vem, por padrão, com um espaço entre eles</text:p>
              </text:list-item>
              <text:list-item>
                <text:p>Ex: print(“Hello”, “World”) printa na tela “Hello World”</text:p>
              </text:list-item>
              <text:list-item>
                <text:p>Ex: print(“Hello ”, “World”) printa na tela “Hello <text:s/>World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Variáve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Blocos de memória que podem guardam informações</text:p>
              </text:list-item>
              <text:list-item>
                <text:p>Podem ter qualquer nome e guardar qualquer valor</text:p>
              </text:list-item>
              <text:list-item>
                <text:p>Sintaxe:</text:p>
                <text:list>
                  <text:list-item>
                    <text:p>Variavel = valor</text:p>
                  </text:list-item>
                </text:list>
              </text:list-item>
              <text:list-item>
                <text:p>Ex: numero = 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Variáveis - Tip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Variáveis podem ter diversos tipos, por enquanto vamos ver os 3 mais básicos</text:p>
                <text:list>
                  <text:list-item>
                    <text:p>Inteiro (int)</text:p>
                  </text:list-item>
                  <text:list-item>
                    <text:p>Float</text:p>
                  </text:list-item>
                  <text:list-item>
                    <text:p>String (St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Variáveis - Tip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nt: Guarda um número, sem casas decimais</text:p>
                <text:list>
                  <text:list-item>
                    <text:p>Ex: 3, 7, 29, 107293</text:p>
                  </text:list-item>
                </text:list>
              </text:list-item>
              <text:list-item>
                <text:p>Float: Guarda um número, com casas decimais</text:p>
                <text:list>
                  <text:list-item>
                    <text:p>Ex: 3.14, 7.68, 8972.54012</text:p>
                  </text:list-item>
                </text:list>
              </text:list-item>
              <text:list-item>
                <text:p>String: Guarda uma cadeia de carácteres, texto. Sempre deve ser colocado entre “”</text:p>
                <text:list>
                  <text:list-item>
                    <text:p>Ex: “Hello World”, “Olá mundo”, “Teste!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Operações algébric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Operações matemáticas mais básicas que podem ser feitas entre números (tanto int quanto float)</text:p>
                <text:list>
                  <text:list-item>
                    <text:p>Adição (+)</text:p>
                  </text:list-item>
                  <text:list-item>
                    <text:p>Subtração (-)</text:p>
                  </text:list-item>
                  <text:list-item>
                    <text:p>Multiplicação (*)</text:p>
                  </text:list-item>
                  <text:list-item>
                    <text:p>Divisão (/)</text:p>
                  </text:list-item>
                  <text:list-item>
                    <text:p>Potenciação (**)</text:p>
                  </text:list-item>
                  <text:list-item>
                    <text:p>Módulo [resto da divisão] (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Operações com Str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Operações que podem ser feitas apenas entre string:</text:p>
                <text:list>
                  <text:list-item>
                    <text:p>Concatenação (+)</text:p>
                  </text:list-item>
                  <text:list-item>
                    <text:p>Concatenação Múltipla (*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 text:style-name="P5">Operações de Entra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Feitas a partir da função input()</text:p>
              </text:list-item>
              <text:list-item>
                <text:p>Retorna o valor de entrada do usuário</text:p>
              </text:list-item>
              <text:list-item>
                <text:p>Geralmente, se guarda seu valor em uma variável</text:p>
              </text:list-item>
              <text:list-item>
                <text:p>Por padrão vem na forma de string, mas podem ser convertidas em int ou float por suas funções</text:p>
                <text:list>
                  <text:list-item>
                    <text:p>int() e float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11:26:50.172000000</meta:creation-date>
    <dc:date>2020-05-10T23:25:50.975000000</dc:date>
    <meta:editing-duration>PT1H44M39S</meta:editing-duration>
    <meta:editing-cycles>1</meta:editing-cycles>
    <meta:document-statistic meta:object-count="56"/>
    <meta:generator>LibreOffice/6.4.2.2$Windows_X86_64 LibreOffice_project/4e471d8c02c9c90f512f7f9ead8875b57fcb1ec3</meta:generator>
  </office:meta>
</office:document-meta>
</file>